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4pt" style:font-size-asian="14pt" style:font-size-complex="14pt"/>
    </style:style>
    <style:style style:name="P4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  <style:style style:name="P5" style:parent-style-name="Normale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Paragrafoelenco" style:family="paragraph"/>
    <style:style style:name="T7" style:parent-style-name="Car.predefinitoparagrafo" style:family="text">
      <style:text-properties style:font-name="EasyReading" style:font-weight-complex="bold" style:font-size-complex="12pt"/>
    </style:style>
    <style:style style:name="T8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9" style:parent-style-name="Paragrafoelenco" style:family="paragraph"/>
    <style:style style:name="T10" style:parent-style-name="Car.predefinitoparagrafo" style:family="text">
      <style:text-properties style:font-name="EasyReading" style:font-weight-complex="bold" style:font-size-complex="12pt"/>
    </style:style>
    <style:style style:name="T11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12" style:parent-style-name="Paragrafoelenco" style:family="paragraph"/>
    <style:style style:name="T13" style:parent-style-name="Car.predefinitoparagrafo" style:family="text">
      <style:text-properties style:font-name="EasyReading" style:font-weight-complex="bold" style:font-size-complex="12pt"/>
    </style:style>
    <style:style style:name="T14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15" style:parent-style-name="Normale" style:family="paragraph">
      <style:paragraph-properties fo:margin-left="0.25in">
        <style:tab-stops/>
      </style:paragraph-properties>
      <style:text-properties style:font-name="EasyReading" fo:font-weight="bold" style:font-weight-asian="bold"/>
    </style:style>
    <style:style style:name="P16" style:parent-style-name="Titolo1" style:family="paragraph">
      <style:text-properties style:font-name="Times New Roman" style:font-name-complex="Times New Roman"/>
    </style:style>
    <style:style style:name="P17" style:parent-style-name="Textbody" style:family="paragraph">
      <style:paragraph-properties fo:text-align="justify"/>
    </style:style>
    <style:style style:name="T18" style:parent-style-name="Car.predefinitoparagrafo" style:family="text">
      <style:text-properties style:font-name="Times New Roman"/>
    </style:style>
    <style:style style:name="T19" style:parent-style-name="Car.predefinitoparagrafo" style:family="text">
      <style:text-properties style:font-name="Times New Roman" fo:font-style="italic" style:font-style-asian="italic" style:font-style-complex="italic" fo:color="#008000"/>
    </style:style>
    <style:style style:name="T20" style:parent-style-name="Car.predefinitoparagrafo" style:family="text">
      <style:text-properties style:font-name="Times New Roman"/>
    </style:style>
    <style:style style:name="P21" style:parent-style-name="Titolo1" style:family="paragraph">
      <style:text-properties style:font-name="Times New Roman" style:font-name-complex="Times New Roman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36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29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 fo:keep-together="always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Heading" style:family="paragraph">
      <style:paragraph-properties fo:text-align="start"/>
      <style:text-properties fo:color="#000000" fo:font-size="12pt" style:font-size-asian="12pt"/>
    </style:style>
    <style:style style:name="P30" style:parent-style-name="TableHeading" style:family="paragraph">
      <style:text-properties fo:font-size="12pt" style:font-size-asian="12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Heading" style:family="paragraph">
      <style:text-properties fo:font-size="12pt" style:font-size-asian="12pt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Heading" style:family="paragraph">
      <style:text-properties fo:font-size="12pt" style:font-size-asian="12pt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Heading" style:family="paragraph">
      <style:text-properties fo:font-size="12pt" style:font-size-asian="12pt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itolo1" style:family="paragraph">
      <style:paragraph-properties fo:text-align="justify"/>
      <style:text-properties style:font-name="Times New Roman" style:font-name-complex="Times New Roman"/>
    </style:style>
    <style:style style:name="P53" style:parent-style-name="Textbody" style:family="paragraph">
      <style:paragraph-properties fo:text-align="justify"/>
    </style:style>
    <style:style style:name="T54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55" style:parent-style-name="Car.predefinitoparagrafo" style:family="text">
      <style:text-properties fo:font-weight="bold" style:font-weight-asian="bold" style:font-weight-complex="bold" fo:color="#007FFF"/>
    </style:style>
    <style:style style:name="P56" style:parent-style-name="Titolo1" style:family="paragraph">
      <style:text-properties style:font-name="Times New Roman" style:font-name-complex="Times New Roman"/>
    </style:style>
    <style:style style:name="TableColumn58" style:family="table-column">
      <style:table-column-properties style:column-width="6.693in" style:use-optimal-column-width="false"/>
    </style:style>
    <style:style style:name="Table57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1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6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ableColumn64" style:family="table-column">
      <style:table-column-properties style:column-width="6.693in" style:use-optimal-column-width="false"/>
    </style:style>
    <style:style style:name="Table63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7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background-color="#FFFFFF"/>
      <style:text-properties style:font-name="Times New Roman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6.693in" style:use-optimal-column-width="false"/>
    </style:style>
    <style:style style:name="Table69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73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74" style:parent-style-name="Titolo1" style:family="paragraph">
      <style:text-properties style:font-name="Times New Roman" style:font-name-complex="Times New Roman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Titolo2" style:family="paragraph">
      <style:text-properties style:font-name="Times New Roman" style:font-name-complex="Times New Roman"/>
    </style:style>
    <style:style style:name="P77" style:parent-style-name="Titolo2" style:family="paragraph">
      <style:text-properties style:font-name="Times New Roman" style:font-name-complex="Times New Roman"/>
    </style:style>
    <style:style style:name="TableColumn79" style:family="table-column">
      <style:table-column-properties style:column-width="0.6666in" style:use-optimal-column-width="false"/>
    </style:style>
    <style:style style:name="TableColumn80" style:family="table-column">
      <style:table-column-properties style:column-width="6.0263in" style:use-optimal-column-width="false"/>
    </style:style>
    <style:style style:name="Table78" style:family="table">
      <style:table-properties style:width="6.693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itolo2" style:family="paragraph">
      <style:text-properties style:font-name="Times New Roman" style:font-name-complex="Times New Roman"/>
    </style:style>
    <style:style style:name="TableColumn89" style:family="table-column">
      <style:table-column-properties style:column-width="0.6666in" style:use-optimal-column-width="false"/>
    </style:style>
    <style:style style:name="TableColumn90" style:family="table-column">
      <style:table-column-properties style:column-width="6.0263in" style:use-optimal-column-width="false"/>
    </style:style>
    <style:style style:name="Table88" style:family="table">
      <style:table-properties style:width="6.69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Basi di dati e Sistemi Informativi: Sperimentazioni A.A. 2023-2024</text:p>
      <text:p text:style-name="P4">BOZZA PROGETTAZIONE CONCETTUALE</text:p>
      <text:p text:style-name="Normale"/>
      <text:p text:style-name="P5">Componenti del gruppo:</text:p>
      <text:list text:style-name="LFO1" text:continue-numbering="true">
        <text:list-item>
          <text:p text:style-name="P6"><text:span text:style-name="T7">Componente 1:<text:s/></text:span><text:span text:style-name="T8">&lt;nome, cognome, matricola&gt;</text:span></text:p>
        </text:list-item>
        <text:list-item>
          <text:p text:style-name="P9"><text:span text:style-name="T10">Componente 2:<text:s/></text:span><text:span text:style-name="T11">&lt;nome, cognome, matricola&gt;</text:span></text:p>
        </text:list-item>
        <text:list-item>
          <text:p text:style-name="P12"><text:span text:style-name="T13">Componente 3:<text:s/></text:span><text:span text:style-name="T14">&lt;nome, cognome, matricola&gt;</text:span></text:p>
        </text:list-item>
      </text:list>
      <text:p text:style-name="P15"/>
      <text:h text:style-name="P16" text:outline-level="1">1.1. Requisiti iniziali</text:h>
      <text:p text:style-name="P17"><text:span text:style-name="T18">&lt; qui ci va il testo iniziale integrato con<text:s/></text:span><text:span text:style-name="T19">osservazioni fatte da voi</text:span><text:span text:style-name="T20">. Per esempio, se vi vengono forniti dei file integrativi (screenshot dell’applicazione), potete integrare il testo con descrizioni di elementi/funzionalità che sono evidenti dai file. Oppure, potete integrare il testo con funzionalità ovvie dato il problema: se sto gestendo una piattaforma con degli utenti, ovviamente dovrò avere la possibilità di aggiungere un utente.&gt;</text:span></text:p>
      <text:h text:style-name="P21" text:outline-level="1">1.2. Glossario dei termini</text:h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header-rows>
          <table:table-row table:style-name="TableRow27">
            <table:table-cell table:style-name="TableCell28">
              <text:p text:style-name="P29">Termine</text:p>
              <text:p text:style-name="P30"/>
            </table:table-cell>
            <table:table-cell table:style-name="TableCell31">
              <text:p text:style-name="P32">Descrizione</text:p>
            </table:table-cell>
            <table:table-cell table:style-name="TableCell33">
              <text:p text:style-name="P34">Sinonimi</text:p>
            </table:table-cell>
            <table:table-cell table:style-name="TableCell35">
              <text:p text:style-name="P36">Collegamenti</text:p>
            </table:table-cell>
          </table:table-row>
        </table:table-header-rows>
        <table:table-row table:style-name="TableRow37">
          <table:table-cell table:style-name="TableCell38">
            <text:p text:style-name="TableContents">&lt;termine&gt;</text:p>
          </table:table-cell>
          <table:table-cell table:style-name="TableCell39">
            <text:p text:style-name="TableContents">&lt;breve descrizione&gt;</text:p>
          </table:table-cell>
          <table:table-cell table:style-name="TableCell40">
            <text:p text:style-name="TableContents">&lt;sinonimi presenti nel testo&gt;</text:p>
          </table:table-cell>
          <table:table-cell table:style-name="TableCell41">
            <text:p text:style-name="TableContents">&lt;elementi collegati al termine&gt;</text:p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...</text:p>
          </table:table-cell>
          <table:table-cell table:style-name="TableCell49">
            <text:p text:style-name="TableContents">...</text:p>
          </table:table-cell>
          <table:table-cell table:style-name="TableCell50">
            <text:p text:style-name="TableContents">...</text:p>
          </table:table-cell>
          <table:table-cell table:style-name="TableCell51">
            <text:p text:style-name="TableContents">...</text:p>
          </table:table-cell>
        </table:table-row>
      </table:table>
      <text:p text:style-name="Textbody"/>
      <text:h text:style-name="P52" text:outline-level="1">1.3. Requisiti riscritti</text:h>
      <text:p text:style-name="P53">&lt; qui ci vanno i requisiti della sezione 1.1 riscritti senza sinonimi e con frasi standardizzate. Ricordarsi di marcare in maniera grafica<text:s/><text:span text:style-name="T54">ciò che è stato cancellato/sostituito</text:span><text:s/>e<text:s/><text:span text:style-name="T55">ciò che è stato aggiunto</text:span>&gt;</text:p>
      <text:h text:style-name="P56" text:outline-level="1">1.4. Requisiti strutturati in gruppi di frasi omogenee</text:h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Frasi di carattere generale<text:line-break/>&lt;...&gt;</text:p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Frasi relative a &lt;elemento&gt;<text:line-break/>&lt;...&gt;</text:p>
          </table:table-cell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Frasi relative a &lt;elemento&gt;<text:line-break/>&lt;...&gt;</text:p>
          </table:table-cell>
        </table:table-row>
      </table:table>
      <text:soft-page-break/>
      <text:h text:style-name="P74" text:outline-level="1">1.5. Schema E-R + regole aziendali</text:h>
      <text:p text:style-name="Textbody"><draw:frame draw:z-index="251658240" draw:id="id1" draw:style-name="a1" draw:name="Forma1" text:anchor-type="paragraph" svg:x="0.05906in" svg:y="0.1811in" svg:width="6.61528in" svg:height="2.55764in" style:rel-width="scale" style:rel-height="scale"><draw:text-box><text:p text:style-name="Normale">QUI CI VA IL VOSTRO SCHEMA ER<text:s/><text:span text:style-name="T75">INIZIALE<text:s/></text:span>(NON RISTRUTTURATO)</text:p><text:p text:style-name="Normale">Per comodità, in questo schema ER inserite anche le ridondanze che analizzerete in fase di ristrutturazione.</text:p></draw:text-box><svg:title/><svg:desc/></draw:frame>&lt;eventuali commenti sullo schema ER&gt;<text:line-break/>&lt;sono stati usati pattern di progettazione?&gt;<text:line-break/>&lt;quale strategia di progetto avete utilizzato?&gt;</text:p>
      <text:h text:style-name="P76" text:outline-level="2">Regole aziendali</text:h>
      <text:h text:style-name="P77" text:outline-level="2">Vincoli di Integrità: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TableContents">RV1</text:p>
          </table:table-cell>
          <table:table-cell table:style-name="TableCell83">
            <text:p text:style-name="TableContents">&lt;concetto&gt; deve/non deve &lt;espressione&gt;</text:p>
          </table:table-cell>
        </table:table-row>
        <table:table-row table:style-name="TableRow84">
          <table:table-cell table:style-name="TableCell85">
            <text:p text:style-name="TableContents">...</text:p>
          </table:table-cell>
          <table:table-cell table:style-name="TableCell86">
            <text:p text:style-name="TableContents">...</text:p>
          </table:table-cell>
        </table:table-row>
      </table:table>
      <text:h text:style-name="P87" text:outline-level="2">Derivazioni:</text:h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TableContents">RD1</text:p>
          </table:table-cell>
          <table:table-cell table:style-name="TableCell93">
            <text:p text:style-name="TableContents">&lt;concetto&gt; si ottiene &lt;operazione&gt;</text:p>
          </table:table-cell>
        </table:table-row>
        <table:table-row table:style-name="TableRow94">
          <table:table-cell table:style-name="TableCell95">
            <text:p text:style-name="TableContents">...</text:p>
          </table:table-cell>
          <table:table-cell table:style-name="TableCell96">
            <text:p text:style-name="TableContents">...</text:p>
          </table:table-cell>
        </table:table-row>
      </table:table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nuel Striani</dc:creator>
    <meta:creation-date>2017-11-17T10:30:00Z</meta:creation-date>
    <dc:date>2023-12-06T10:34:00Z</dc:date>
    <meta:template xlink:href="Normal.dotm" xlink:type="simple"/>
    <meta:editing-cycles>34</meta:editing-cycles>
    <meta:editing-duration>PT4680S</meta:editing-duration>
    <meta:document-statistic meta:page-count="2" meta:paragraph-count="3" meta:word-count="241" meta:character-count="1613" meta:row-count="11" meta:non-whitespace-character-count="1375"/>
  </office:meta>
</office:document-meta>
</file>